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paragraph-rsid="0009fd56"/>
    </style:style>
    <style:style style:name="P2" style:family="paragraph" style:parent-style-name="Heading_20_1">
      <style:text-properties officeooo:paragraph-rsid="0009fd56"/>
    </style:style>
    <style:style style:name="P3" style:family="paragraph" style:parent-style-name="Text_20_body">
      <style:paragraph-properties fo:orphans="2" fo:widows="2"/>
      <style:text-properties style:font-name="DejaVu Serif" officeooo:paragraph-rsid="0009fd56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9fd56"/>
    </style:style>
    <style:style style:name="P5" style:family="paragraph" style:parent-style-name="Heading_20_2">
      <style:text-properties officeooo:paragraph-rsid="0009fd56"/>
    </style:style>
    <style:style style:name="P6" style:family="paragraph" style:parent-style-name="Heading_20_2">
      <style:paragraph-properties fo:orphans="2" fo:widows="2"/>
      <style:text-properties style:font-name="DejaVu Serif" officeooo:paragraph-rsid="0009fd56"/>
    </style:style>
    <style:style style:name="T1" style:family="text">
      <style:text-properties officeooo:rsid="003ea6f5"/>
    </style:style>
    <style:style style:name="T2" style:family="text">
      <style:text-properties officeooo:rsid="00146094"/>
    </style:style>
    <style:style style:name="T3" style:family="text">
      <style:text-properties officeooo:rsid="0009fd5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ofonias</text:h>
      <text:section text:style-name="Sect1" text:name="Seção794">
        <text:h text:style-name="P6" text:outline-level="2">SOFONIAS-[Capítulo <text:span text:style-name="T3">1</text:span>]</text:h>
        <text:p text:style-name="P3"><text:bookmark text:name="cap1130"/>1 A palavra de Iavé que veio a Sofonias, filho de Cuche, filho de Gedalias, filho de Amarias, filho de Ezequias, nos dias de Josias, filho de Amom, rei de Judá.</text:p>
        <text:p text:style-name="P4">2 Hei de consumir por completo tudo sobre a face da terra, diz Iavé.</text:p>
        <text:p text:style-name="P4">3 Consumirei os homens e os animais; consumirei as aves do céu, e os peixes do mar, e os tropeços juntamente com os ímpios; e exterminarei os homens de sobre a face da terra, diz Iavé.</text:p>
        <text:p text:style-name="P4">4 E estenderei a minha mão contra Judá, e contra todos os habitantes de Jerusalém; e exterminarei deste lugar o resto de Baal, e os nomes dos sacerdotes de ídolos, juntamente com os sacerdotes;</text:p>
        <text:p text:style-name="P4">5 e os que sobre os telhados adoram o exército do céu, e aqueles adoradores que juram a Iavé, e juram por Milcom;</text:p>
        <text:p text:style-name="P4">6 e os que deixam de seguir a Iavé, e os que não buscam a Iavé, nem perguntam por ele.</text:p>
        <text:p text:style-name="P4">7 Cala-te diante de Iavé Deus, porque o dia de Iavé está perto; pois Iavé tem preparado um sacrifício, e tem santificado os seus convidados.</text:p>
        <text:p text:style-name="P4">8 E no dia do sacrifício de Iavé castigarei os oficiais, e os filhos do rei, e todos os que se vestem de trajes estrangeiros.</text:p>
        <text:p text:style-name="P4">9 Castigarei também naquele dia todos aqueles que saltam sobre o umbral, que enchem de violência e de dolo a casa do seu senhor.</text:p>
        <text:p text:style-name="P4">10 E naquele dia, diz Iavé, far-se-á ouv<text:span text:style-name="T1">ir</text:span> uma voz de clamor desde a porta dos peixes, e um uivo desde a segunda parte, e grande estrépito desde os outeiros.</text:p>
        <text:p text:style-name="P4">11 Uivai vós, moradores de Mactes, porque todo o povo de Canaã está arruinado; todos os que pesam a prata são destruídos.</text:p>
        <text:p text:style-name="P4">12 E há de ser que, naquele tempo, esquadrinharei a Jerusalém com lanternas, e castigarei os homens que se embrutecem com as fezes do vinho, que dizem no seu coração: Iavé não faz o bem nem faz o mal.</text:p>
        <text:p text:style-name="P4">13 Por isso as riquezas deles se tornarão em despojo e as suas casas em desolação; e edificarão casas, mas não habitarão nelas; e plantarão vinhas, mas não lhes beberão o vinho.</text:p>
        <text:p text:style-name="P4">14 O grande dia de Iavé está perto; sim, está perto, e se apressa muito; ei-la, amarga é a voz do dia de Iavé; clama ali o homem poderoso.</text:p>
        <text:p text:style-name="P4">15 Aquele dia é dia de indignação, dia de tribulação e de angústia, dia de alvoroço e de assolação, dia de trevas e de escuridão, dia de nuvens e de densas trevas,</text:p>
        <text:p text:style-name="P4">16 dia de trombeta e de alarido contra as cidades fortificadas e contra as torres altas.</text:p>
        <text:p text:style-name="P4">17 E angustiarei os homens, e eles andarão como cegos, porque pecaram contra Iavé; e o seu sangue se derramará como pó, e a sua carne como esterco.</text:p>
        <text:p text:style-name="P4">18 Nem a sua prata nem o seu ouro os poderá livrar no dia da indignação de Iavé; mas pelo fogo do seu zelo será devorada toda a terra; porque certamente fará de todos os moradores da terra uma destruição total e apressada.</text:p>
      </text:section>
      <text:section text:style-name="Sect1" text:name="Seção795">
        <text:h text:style-name="P5" text:outline-level="2"><text:bookmark text:name="cap2125"/><text:soft-page-break/>SOFONIAS-[Capítulo 2]</text:h>
        <text:p text:style-name="P4">1 Congregai-vos, sim, congregai-vos, ó nação sem pudor;</text:p>
        <text:p text:style-name="P4">2 antes que o decreto produza efeito, e o dia passe como a pragana; antes que venha sobre vós o furor da ira de Iavé, sim, antes que venha sobre vós o dia da ira de Iavé.</text:p>
        <text:p text:style-name="P4">3 Buscai a Iavé, vós todos os mansos da terra, que tendes posto por obra o seu juizo; buscai a justiça, buscai a mansidão; porventura sereis escondidos no dia da ira de Iavé.</text:p>
        <text:p text:style-name="P4">4 Pois Gaza será desamparada, e Asquelom assolada; Asdode ao meio-dia será expelida, e Ecrom desarraigada.</text:p>
        <text:p text:style-name="P4">5 Ai dos habitantes da borda do mar, da nação dos quereteus! A palavra de Iavé é contra vós, ó Canaã, terra dos filisteus; e eu vos destruirei, sem que fique sequer um habitante.</text:p>
        <text:p text:style-name="P4">6 E a borda do mar será de pastagens, com cabanas para os pastores, e currais para os rebanhos.</text:p>
        <text:p text:style-name="P4">7 E será a costa para o restante da casa de Judá, para que eles se apascentem ali; de tarde se deitarão nas casas de Asquelom; pois Iavé seu Deus os visitará, e os fará tornar do seu cativeiro.</text:p>
        <text:p text:style-name="P4">8 Eu ouvi o escárnio de Moabe, e os ultrajes dos filhos de Amom, com que escarneceram do meu povo, e se engrandeceram contra o seu termo.</text:p>
        <text:p text:style-name="P4">9 Portanto diz Iavé dos exércitos, o Deus de Israel: Tão certo como eu vivo, Moabe será como Sodoma, e os filhos de Amom como Gomorra, campo de urtigas e poços de sal, e desolação perpétua; o restante do meu povo os saqueará, e o restante da minha nação os possuirá.</text:p>
        <text:p text:style-name="P4">10 Isso terão em recompensa da sua soberba, porque usaram de escárnios, e se engrandeceram contra o povo de Iavé dos exércitos.</text:p>
        <text:p text:style-name="P4">11 Iavé se mostrará terrível contra eles; pois aniquilará todos os deuses da terra, e adorá-lo-ão, cada uma desde o seu lugar, todas as ilhas das nações.</text:p>
        <text:p text:style-name="P4">12 Também vós, ó etíopes, sereis mortos pela minha espada.</text:p>
        <text:p text:style-name="P4">13 Ainda ele estenderá a mão contra o Norte, e destruirá a Assíria; e fará de Nínive uma desolação, terra árida como o deserto.</text:p>
        <text:p text:style-name="P4">14 E no meio dela se deitarão manadas, todas as feras do campo; e alojar-se-ão nos capitéis dela tanto o pelicano como o ouriço; a voz das aves se ouvirá nas janelas; e haverá desolação nos limiares; pois ele tem posto a descoberto a obra de cedro.</text:p>
        <text:p text:style-name="P4">15 Esta é a cidade alegre, que vivia em segurança, que dizia no seu coração: Eu sou, e fora de mim não há outra. Como se tem ela tornado em desolação, em covil de feras! Todo o que passar por ela assobiará, e meneará a mão</text:p>
      </text:section>
      <text:section text:style-name="Sect1" text:name="Seção796">
        <text:h text:style-name="P5" text:outline-level="2"><text:bookmark text:name="cap378"/>SOFONIAS-[Capítulo 3]</text:h>
        <text:p text:style-name="P4">1 Ai da rebelde e contaminada, da cidade opressora!</text:p>
        <text:p text:style-name="P4">2 Não escuta a voz, não aceita a correção, não confia <text:span text:style-name="T2">em Iavé</text:span>, nem se aproxima do seu Deus.</text:p>
        <text:p text:style-name="P4">3 Os seus oficiais são leões rugidores no meio dela; os seus juízes são lobos da tarde, que nada deixam para o dia seguinte.</text:p>
        <text:p text:style-name="P4">4 Os seus profetas são levianos, homens aleivosos; os seus sacerdotes profanam o santuário, e fazem violência à lei.</text:p>
        <text:p text:style-name="P4"><text:soft-page-break/>5 Iavé é justo no meio dela; ele não comete iniqüidade; cada manhã traz o seu juízo à luz; nunca falta; o injusto, porém, não conhece a vergonha.</text:p>
        <text:p text:style-name="P4">6 Exterminei as nações, as suas torres estão assoladas; fiz desertas as suas praças a ponto de não ficar quem passe por elas; as suas cidades foram destruídas, até não ficar ninguém, até não haver quem as habite.</text:p>
        <text:p text:style-name="P4">7 Eu dizia: Certamente me temerás e aceitarás a correção; e assim a sua morada não seria destruída, conforme tudo o que eu havia determinado a respeito dela. Mas eles se levantaram de madrugada, e corromperam todas as suas obras.</text:p>
        <text:p text:style-name="P4">8 Portanto esperai-me a mim, diz Iavé, no dia em que eu me levantar para o despojo; porque o meu intento é ajuntar nações e congregar reinos, para sobre eles derramar a minha indignação, e todo o ardor da minha ira; pois esta terra toda será consumida pelo fogo do meu zelo.</text:p>
        <text:p text:style-name="P4">9 Pois então darei lábios puros aos povos, para que todos invoquem o nome de Iavé, e o sirvam com o mesmo espírito.</text:p>
        <text:p text:style-name="P4">10 Dalém dos rios da Etiópia os meus adoradores, a saber, a filha dos meus dispersos, trarão a minha oferta.</text:p>
        <text:p text:style-name="P4">11 Naquele dia não te envergonharás de nenhuma das tuas obras, com que te rebelaste contra mim; porque então tirarei do meio de ti, os que exultam arrogantemente, e tu nunca mais te ensoberbeceras no meu santo monte.</text:p>
        <text:p text:style-name="P4">12 Mas deixarei no meio de ti um povo humilde e pobre; e eles confiarão no nome de Iavé.</text:p>
        <text:p text:style-name="P4">13 O remanescente de Israel não cometerá iniqüidade, nem proferirá mentira, e na sua boca não se achará língua enganosa; pois serão apascentados, e se deitarão, e não haverá quem os espante.</text:p>
        <text:p text:style-name="P4">14 Canta alegremente, ó filha de Sião; rejubila, ó Israel; regozija-te, e exulta de todo o coração, ó filha de Jerusalém.</text:p>
        <text:p text:style-name="P4">15 Iavé afastou os juízos que havia contra ti, lançou fora o teu inimigo; o Rei de Israel, Iavé, está no meio de ti; não temerás daqui em diante mal algum.</text:p>
        <text:p text:style-name="P4">16 Naquele dia se dirá a Jerusalém: Não temas, ó Sião; não se enfraqueçam as tuas mãos.</text:p>
        <text:p text:style-name="P4">17 Iavé seu Deus está no meio de ti, poderoso para te salvar; ele se deleitará em ti com alegria; renovar-te-á no seu amor, regozijar-se-á em ti com júbilo.</text:p>
        <text:p text:style-name="P4">18 Os que em tristeza suspiram pela assembléia solene, os quais te pertenciam, eu os congregarei; esses para os quais era uma vergonha, um peso que estava sobre ela.</text:p>
        <text:p text:style-name="P4">19 Eis que naquele tempo procederei contra todos os que te afligem; e salvarei a que coxeia, e recolherei a que foi expulsa; e deles farei um louvor e um nome em toda a terra em que têm sido envergonhados.</text:p>
        <text:p text:style-name="P4">20 Naquele tempo vos trarei, naquele tempo vos recolherei; porque farei de vós um nome e um louvor entre todos os povos da terra, quando eu tornar o vosso cativeiro diante dos vossos olhos, diz Iavé.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44:13.640811340</meta:creation-date>
    <dc:date>2023-07-25T15:45:46.269072892</dc:date>
    <meta:editing-duration>PT1M32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3" meta:paragraph-count="57" meta:word-count="1514" meta:character-count="8037" meta:non-whitespace-character-count="6580"/>
  </office:meta>
</office:document-meta>
</file>